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ConvertorUsingConversionService.convertValue( Object value ,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WithConversionTests.testCoercionToCollectionOfPrimit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xpressionWithConversionTests.testSetParameterized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Target.sum( Collection &lt; Integer &gt; numb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ressionWithConversionTests.testConversionsAvailab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ypeConvertorUsingConversionService.canConvert(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Foo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getFoosAs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getFoosAs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setFoos( Collection &lt; Foo &gt; fo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getFo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WithConvers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WithConversionTests.testCo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